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style:text-position="0% 100%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6_18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6, FF 6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Percy A. Sanguinetti<text:tab/>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November 25, 1891</text:p>
      <text:p text:style-name="P6">Month<text:tab/><text:tab/><text:tab/><text:tab/><text:tab/><text:tab/>November</text:p>
      <text:p text:style-name="P6">Year<text:tab/><text:tab/><text:tab/><text:tab/><text:tab/><text:tab/>1891</text:p>
      <text:p text:style-name="P6">Hebrew Date<text:tab/><text:tab/><text:tab/><text:tab/><text:tab/></text:p>
      <text:p text:style-name="P6">Undated</text:p>
      <text:p text:style-name="P6">City<text:tab/><text:tab/><text:tab/><text:tab/><text:tab/><text:tab/>Philadelphia</text:p>
      <text:p text:style-name="P6">State<text:tab/><text:tab/><text:tab/><text:tab/><text:tab/><text:tab/>PA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1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2">(Symbols: ?=uncertain; []=supplied information; /=end of line)</text:p>
      <text:p text:style-name="P2"><text:span text:style-name="T1"/></text:p>
      <text:p text:style-name="P3">Phila: Nov 25<text:span text:style-name="T2">th</text:span><text:span text:style-name="T3">[/ inserted by author]91</text:span><text:span text:style-name="T4">/</text:span></text:p>
      <text:p text:style-name="P4"><text:span text:style-name="T4">Dear Mr Morais./<text:tab/></text:span></text:p>
      <text:p text:style-name="P4"><text:span text:style-name="T4"><text:tab/>I called to see/ you yesterday evening but you/ were not at home. <text:s/>I wished/ to say good bye to you &amp; family, as I/ am leaving the city on Sunday/ next, to reside in Chicago where,/ I have a position with the Worlds/ Fair. <text:s/>If you could favor me/ with any introductions, I would/ value them very much. <text:s/>Sallie/ accompanies me. <text:s/>We are so/ busy packing &amp; arranging that it/ will be impossible for me to call/ upon you again. <text:s/>With kind regards/ &amp; many thanks for all your attention/ to us, in which Sallie joins/ I am yours respy/ Percy </text:span><text:span text:style-name="T3">A Sanguinetti</text:span><text:span text:style-name="T4">/ 1842 Camac St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9T13:23:50.34</meta:creation-date>
    <dc:date>2011-11-29T13:53:04.69</dc:date>
    <dc:creator>Penn Libraries</dc:creator>
    <meta:editing-duration>PT00H14M04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63" meta:word-count="281" meta:character-count="1899"/>
  </office:meta>
</office:document-meta>
</file>